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monospace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ansible-playbook----name: confighosts: allconnection: localgather_facts: notasks:-name: configure providerset_fact:provider:username: ciscopassword: cisco-name: set hostnameios_config:provider: "{{provider}}"lines: hostname {{ inventory_hostname }}-name: interface IP addressios_config:provider: "{{provider}}"lines:-ip address 192.168.1.10 255.255.255.0-no shutdown-full-duplexparents: interface FastEthernet 1/0-name: loopback interfaceios_config:provider: "{{provider}}"lines:-ip address 1.1.1.1 255.255.255.255-no shutdownparents: interface Loopback0-name: configure ospf networkios_config:provider: "{{provider}}"lines:-router-id 1.1.1.1-network 192.168.1.10 0.0.0.255 area 0parents: router ospf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04:28:09.028245647</meta:creation-date>
    <dc:date>2021-04-29T04:28:23.813615450</dc:date>
    <meta:editing-duration>PT15S</meta:editing-duration>
    <meta:editing-cycles>1</meta:editing-cycles>
    <meta:document-statistic meta:table-count="0" meta:image-count="0" meta:object-count="0" meta:page-count="1" meta:paragraph-count="1" meta:word-count="49" meta:character-count="704" meta:non-whitespace-character-count="657"/>
    <meta:generator>LibreOffice/7.1.2.2$Linux_X86_64 LibreOffice_project/10$Build-2</meta:generator>
  </office:meta>
</office:document-meta>
</file>